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Google Sans Text" svg:font-family="'Google Sans Text'" style:font-family-generic="roman" style:font-pitch="variable"/>
    <style:font-face style:name="Google Sans Text1" svg:font-family="'Google Sans Text'"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Roboto" svg:font-family="Roboto" style:font-family-generic="roman" style:font-pitch="variable"/>
    <style:font-face style:name="Roboto1" svg:font-family="Roboto" style:font-family-generic="system" style:font-pitch="variable"/>
  </office:font-face-decls>
  <office:automatic-styles>
    <style:style style:name="Table1" style:family="table">
      <style:table-properties style:width="6.0521in" fo:margin-left="-0.0694in" fo:margin-top="0in" fo:margin-bottom="0in" table:align="left" style:writing-mode="page"/>
    </style:style>
    <style:style style:name="Table1.A" style:family="table-column">
      <style:table-column-properties style:column-width="6.0521in"/>
    </style:style>
    <style:style style:name="Table1.1" style:family="table-row">
      <style:table-row-properties style:min-row-height="0.3056in" fo:keep-together="auto"/>
    </style:style>
    <style:style style:name="Table1.A1" style:family="table-cell">
      <style:table-cell-properties fo:background-color="#cfe2f3" fo:padding="0.0694in" fo:border="1pt solid #000000">
        <style:background-image/>
      </style:table-cell-properties>
    </style:style>
    <style:style style:name="Table1.2" style:family="table-row">
      <style:table-row-properties fo:keep-together="auto"/>
    </style:style>
    <style:style style:name="Table1.A2" style:family="table-cell">
      <style:table-cell-properties fo:background-color="transparent" fo:padding="0.0694in" fo:border="1pt solid #000000">
        <style:background-image/>
      </style:table-cell-properties>
    </style:style>
    <style:style style:name="Table1.3" style:family="table-row">
      <style:table-row-properties style:min-row-height="0.3576in" fo:keep-together="auto"/>
    </style:style>
    <style:style style:name="Table2" style:family="table">
      <style:table-properties style:width="6.0521in" fo:margin-left="-0.0694in" fo:margin-top="0in" fo:margin-bottom="0in" table:align="left" style:writing-mode="page"/>
    </style:style>
    <style:style style:name="Table2.A" style:family="table-column">
      <style:table-column-properties style:column-width="6.0521in"/>
    </style:style>
    <style:style style:name="Table2.1" style:family="table-row">
      <style:table-row-properties style:min-row-height="0.3264in" fo:keep-together="auto"/>
    </style:style>
    <style:style style:name="Table2.A1" style:family="table-cell">
      <style:table-cell-properties fo:background-color="#cfe2f3" fo:padding="0.0694in" fo:border="1pt solid #000000">
        <style:background-image/>
      </style:table-cell-properties>
    </style:style>
    <style:style style:name="Table2.2" style:family="table-row">
      <style:table-row-properties style:min-row-height="0.8056in" fo:keep-together="auto"/>
    </style:style>
    <style:style style:name="Table2.A2" style:family="table-cell">
      <style:table-cell-properties fo:background-color="transparent" fo:padding="0.0694in" fo:border="1pt solid #000000">
        <style:background-image/>
      </style:table-cell-properties>
    </style:style>
    <style:style style:name="P1" style:family="paragraph" style:parent-style-name="Heading_20_1" style:master-page-name="Standard">
      <style:paragraph-properties fo:margin-top="0.278in" fo:margin-bottom="0.0835in" style:contextual-spacing="false" fo:line-height="200%" fo:text-align="center" style:justify-single-word="false" style:page-number="1"/>
    </style:style>
    <style:style style:name="P2" style:family="paragraph" style:parent-style-name="normal1">
      <style:paragraph-properties fo:line-height="200%"/>
      <style:text-properties fo:font-size="13pt" fo:font-weight="bold" style:font-size-asian="13pt" style:font-weight-asian="bold" style:font-size-complex="13pt"/>
    </style:style>
    <style:style style:name="P3" style:family="paragraph" style:parent-style-name="normal1">
      <style:paragraph-properties fo:line-height="100%" fo:orphans="0" fo:widows="0"/>
    </style:style>
    <style:style style:name="P4" style:family="paragraph" style:parent-style-name="normal1">
      <style:paragraph-properties fo:margin-left="0in" fo:line-height="100%" fo:orphans="0" fo:widows="0" fo:text-indent="0in" style:auto-text-indent="false"/>
    </style:style>
    <style:style style:name="P5" style:family="paragraph" style:parent-style-name="normal1">
      <style:paragraph-properties fo:margin-left="0in" fo:line-height="100%" fo:orphans="0" fo:widows="0" fo:text-indent="0in" style:auto-text-indent="false"/>
      <style:text-properties fo:font-size="12pt" style:font-size-asian="12pt" style:font-size-complex="12pt"/>
    </style:style>
    <style:style style:name="P6" style:family="paragraph" style:parent-style-name="normal1">
      <style:paragraph-properties fo:line-height="100%" fo:orphans="0" fo:widows="0"/>
      <style:text-properties fo:font-size="12pt" style:font-size-asian="12pt" style:font-size-complex="12pt"/>
    </style:style>
    <style:style style:name="P7" style:family="paragraph" style:parent-style-name="normal1">
      <style:paragraph-properties fo:line-height="200%"/>
      <style:text-properties fo:color="#38761d" loext:opacity="100%" fo:font-size="13pt" fo:font-weight="bold" style:font-size-asian="13pt" style:font-weight-asian="bold" style:font-size-complex="13pt"/>
    </style:style>
    <style:style style:name="P8" style:family="paragraph" style:parent-style-name="normal1">
      <style:paragraph-properties fo:margin-top="0in" fo:margin-bottom="0.139in" style:contextual-spacing="false" fo:line-height="100%"/>
      <style:text-properties fo:font-weight="bold" style:font-weight-asian="bold"/>
    </style:style>
    <style:style style:name="T1" style:family="text">
      <style:text-properties style:font-name="Google Sans Text" style:font-name-asian="Google Sans Text1" style:font-name-complex="Google Sans Text1"/>
    </style:style>
    <style:style style:name="T2" style:family="text">
      <style:text-properties fo:font-size="13pt" fo:font-weight="bold" style:font-size-asian="13pt" style:font-weight-asian="bold" style:font-size-complex="13pt"/>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style:style style:name="T5" style:family="text">
      <style:text-properties fo:color="#444746" loext:opacity="100%" style:font-name="Roboto" fo:font-size="10.5pt" style:font-name-asian="Roboto1" style:font-size-asian="10.5pt" style:font-name-complex="Roboto1" style:font-size-complex="10.5pt"/>
    </style:style>
    <style:style style:name="T6" style:family="text">
      <style:text-properties fo:color="#38761d" loext:opacity="100%" fo:font-size="13pt" fo:font-weight="bold" style:font-size-asian="13pt" style:font-weight-asian="bold" style:font-size-complex="13pt"/>
    </style:style>
    <style:style style:name="T7" style:family="text">
      <style:text-properties fo:font-weight="bold" style:font-weight-asian="bold"/>
    </style:style>
    <style:style style:name="T8" style:family="text">
      <style:text-properties fo:color="#444746" loext:opacity="100%" style:font-name="Roboto" fo:font-size="12pt" style:font-name-asian="Roboto1" style:font-size-asian="12pt" style:font-name-complex="Roboto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rkogpw759h9x"/><text:span text:style-name="T1">Cybersecurity Incident Report</text:span></text:p>
      <text:p text:style-name="P2" loext:marker-style-name="T2"/>
      <table:table table:name="Table1" table:style-name="Table1">
        <table:table-column table:style-name="Table1.A"/>
        <table:table-row table:style-name="Table1.1">
          <table:table-cell table:style-name="Table1.A1" office:value-type="string">
            <text:p text:style-name="P3" loext:marker-style-name="T3"><text:span text:style-name="T3">Section 1: Identify the type of attack that may have caused this</text:span><text:span text:style-name="T3"/></text:p>
            <text:p text:style-name="P3" loext:marker-style-name="T4"><text:span text:style-name="T3">network interruption</text:span><text:span text:style-name="T3"/></text:p>
          </table:table-cell>
        </table:table-row>
        <table:table-row table:style-name="Table1.2">
          <table:table-cell table:style-name="Table1.A2" table:number-rows-spanned="2" office:value-type="string">
            <text:p text:style-name="P4" loext:marker-style-name="T5"><text:span text:style-name="T5">One potential explanation for the website's connection timeout error message is: Direct DoS Attack (SYN FLOOD) From IP Address 203.0.113.0</text:span><text:span text:style-name="T5"/></text:p>
            <text:p text:style-name="P5" loext:marker-style-name="T4"/>
            <text:p text:style-name="P4" loext:marker-style-name="T5"><text:span text:style-name="T5">The logs show that: Normal web server traffic was taking place between the web server, 192.0.2.1 and employees on the network attempting to access the sales webpage until the attacker began sending many SYN packets to the web server, causing it to slow and eventually cause gateway timeouts, and eventually denying access to legitimate users on the network, downing the web server until CyberSec analysts intervened.</text:span><text:span text:style-name="T5"/></text:p>
            <text:p text:style-name="P5" loext:marker-style-name="T4"/>
            <text:p text:style-name="P4" loext:marker-style-name="T5"><text:span text:style-name="T5">This event could be: Direct Denial of Service Attack (SYN FLOOD)</text:span><text:span text:style-name="T5"/></text:p>
            <text:p text:style-name="P5" loext:marker-style-name="T4"/>
          </table:table-cell>
        </table:table-row>
        <table:table-row table:style-name="Table1.3">
          <table:covered-table-cell table:style-name="Table1.A2"/>
        </table:table-row>
      </table:table>
      <text:p text:style-name="P7" loext:marker-style-name="T6"/>
      <text:p text:style-name="P7" loext:marker-style-name="T6"/>
      <text:p text:style-name="P7" loext:marker-style-name="T6"/>
      <text:p text:style-name="P7" loext:marker-style-name="T6"/>
      <text:p text:style-name="P7" loext:marker-style-name="T6"/>
      <text:p text:style-name="P7" loext:marker-style-name="T6"/>
      <text:p text:style-name="P7" loext:marker-style-name="T6"/>
      <text:p text:style-name="P7" loext:marker-style-name="T6"/>
      <text:p text:style-name="P7" loext:marker-style-name="T6"/>
      <text:p text:style-name="P7" loext:marker-style-name="T6"/>
      <text:p text:style-name="P7" loext:marker-style-name="T6"/>
      <text:p text:style-name="P7" loext:marker-style-name="T6"><text:soft-page-break/></text:p>
      <text:p text:style-name="P7" loext:marker-style-name="T6"/>
      <table:table table:name="Table2" table:style-name="Table2">
        <table:table-column table:style-name="Table2.A"/>
        <table:table-row table:style-name="Table2.1">
          <table:table-cell table:style-name="Table2.A1" office:value-type="string">
            <text:p text:style-name="P3" loext:marker-style-name="T3"><text:span text:style-name="T3">Section 2: Explain how the attack is causing the website to malfunction</text:span><text:span text:style-name="T3"/></text:p>
          </table:table-cell>
        </table:table-row>
        <table:table-row table:style-name="Table2.2">
          <table:table-cell table:style-name="Table2.A2" office:value-type="string">
            <text:p text:style-name="P4" loext:marker-style-name="T5"><text:span text:style-name="T5">When website visitors try to establish a connection with the web server, a three-way handshake occurs using the TCP protocol. Explain the three steps of the handshake:</text:span><text:span text:style-name="T5"/></text:p>
            <text:p text:style-name="P4" loext:marker-style-name="T5"><text:span text:style-name="T5">1. SYN &gt;&gt; Initial Packet Request</text:span><text:span text:style-name="T5"/></text:p>
            <text:p text:style-name="P5" loext:marker-style-name="T4"/>
            <text:p text:style-name="P4" loext:marker-style-name="T5"><text:span text:style-name="T5">2. SYN, ACK &gt;&gt; Server’s response to initial packet request, SYN = Synchronize ACK = Acknowledge &gt;&gt; Synchronize Acknowledge</text:span><text:span text:style-name="T5"/></text:p>
            <text:p text:style-name="P5" loext:marker-style-name="T4"/>
            <text:p text:style-name="P4" loext:marker-style-name="T5"><text:span text:style-name="T5">3. ACK &gt;&gt; Final Packet in the three-way handshake, acknowledging permission to connect</text:span><text:span text:style-name="T5"/></text:p>
            <text:p text:style-name="P5" loext:marker-style-name="T4"/>
            <text:p text:style-name="P4" loext:marker-style-name="T5"><text:span text:style-name="T5">Explain what happens when a malicious actor sends a large number of SYN packets all at once: The malicious actor’s intention is to slow the network or cause a complete Denial of Service altogether</text:span><text:span text:style-name="T5"/></text:p>
            <text:p text:style-name="P5" loext:marker-style-name="T4"/>
            <text:p text:style-name="P4" loext:marker-style-name="T4"><text:span text:style-name="T5">Explain what the logs indicate and how that affects the server: The logs indicate that by sending many SYN packets at once, an unrecognized IP Address was recognized as sending packets that, at first, appeared to be normal. However, upon closer inspection, the logs indicate that 1) Despite 203.0.113.0 communicating w/ the web server using Port 443 and successfully completing TCP handshakes with the server, it never requested data from the web server at any point in time—further emphasizing the malicious intention to cause Denial of Service.</text:span><text:span text:style-name="T8"/></text:p>
          </table:table-cell>
        </table:table-row>
      </table:table>
      <text:p text:style-name="P8" loext:marker-style-name="T7"/>
      <text:p text:style-name="norma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Google Sans Text" svg:font-family="'Google Sans Text'" style:font-family-generic="roman" style:font-pitch="variable"/>
    <style:font-face style:name="Google Sans Text1" svg:font-family="'Google Sans Text'"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normal1" style:next-style-name="normal1"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1" style:next-style-name="normal1"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1" style:next-style-name="normal1"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1" style:next-style-name="normal1"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1" style:next-style-name="normal1"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normal1"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1" style:next-style-name="normal1"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4-10-29T17:56:19</dc:date>
    <meta:editing-cycles>5</meta:editing-cycles>
    <meta:editing-duration>PT17M</meta:editing-duration>
    <meta:generator>LibreOffice/24.2.5.2$Linux_X86_64 LibreOffice_project/420$Build-2</meta:generator>
    <meta:document-statistic meta:table-count="2" meta:image-count="0" meta:object-count="0" meta:page-count="2" meta:paragraph-count="13" meta:word-count="313" meta:character-count="1951" meta:non-whitespace-character-count="1652"/>
    <meta:user-defined meta:name="AppVersion">15.0000</meta:user-defined>
  </office:meta>
</office:document-meta>
</file>